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9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2.485cm" draw:shadow="visible" draw:shadow-opacity="100%"/>
    </style:style>
    <style:style style:name="gr13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7" style:family="graphic" style:parent-style-name="standard">
      <style:graphic-properties draw:stroke="none" draw:fill="solid" draw:fill-color="#ffffff" draw:opacity="100%" fo:min-height="5.654cm" draw:shadow="visible" draw:shadow-opacity="100%"/>
    </style:style>
    <style:style style:name="gr18" style:family="graphic" style:parent-style-name="standard">
      <style:graphic-properties draw:stroke="none" draw:fill="solid" draw:fill-color="#ffffff" draw:opacity="100%" fo:min-height="8.842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title">
      <style:graphic-properties fo:min-height="1.5cm"/>
    </style:style>
    <style:style style:name="pr26" style:family="presentation" style:parent-style-name="標準1-outline1">
      <style:graphic-properties fo:min-height="9.986cm"/>
    </style:style>
    <style:style style:name="pr27" style:family="presentation" style:parent-style-name="標準1-outline1">
      <style:graphic-properties fo:min-height="5.805cm"/>
    </style:style>
    <style:style style:name="pr28" style:family="presentation" style:parent-style-name="標準1-outline1">
      <style:graphic-properties fo:min-height="15.45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2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6" style:family="paragraph">
      <style:paragraph-properties fo:text-align="center"/>
      <style:text-properties fo:font-family="Arial" style:font-family-generic="swiss" style:font-pitch="variable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family="'Courier New'" style:font-family-generic="modern" style:font-pitch="fixed" fo:font-size="26pt" style:font-size-asian="26pt" style:font-size-complex="26pt"/>
    </style:style>
    <style:style style:name="P19" style:family="paragraph">
      <style:paragraph-properties style:text-autospace="none"/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style:text-autospace="none"/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c5000b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3" style:family="text">
      <style:text-properties fo:font-family="'Courier New'" style:font-family-generic="modern" style:font-pitch="fixed"/>
    </style:style>
    <style:style style:name="T24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27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28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29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0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1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5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280099" fo:font-style="italic" style:font-style-asian="italic" style:font-style-complex="italic"/>
    </style:style>
    <style:style style:name="T37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38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9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0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1" style:family="text">
      <style:text-properties fo:font-size="23pt" style:font-size-asian="23pt" style:font-size-complex="23pt"/>
    </style:style>
    <style:style style:name="T4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4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45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6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7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8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9" style:family="text">
      <style:text-properties fo:font-family="'Courier New'" style:font-family-generic="modern" style:font-pitch="fixed" fo:font-size="22pt" style:font-size-asian="22pt" style:font-size-complex="22pt"/>
    </style:style>
    <style:style style:name="T50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1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2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3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4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55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6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7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8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3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4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65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66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67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68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69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0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1" style:family="text">
      <style:text-properties fo:color="#eb613d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7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3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4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5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76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7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9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0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1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2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3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4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5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86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8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8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0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2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3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4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5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96" style:family="text">
      <style:text-properties fo:font-family="Arial" style:font-family-generic="swiss" style:font-pitch="variable"/>
    </style:style>
    <style:style style:name="T97" style:family="text">
      <style:text-properties fo:font-size="26pt" style:font-size-asian="26pt" style:font-size-complex="26pt"/>
    </style:style>
    <style:style style:name="T98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99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2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4" style:family="text">
      <style:text-properties fo:color="#c5000b"/>
    </style:style>
    <style:style style:name="T105" style:family="text">
      <style:text-properties fo:color="#4700b8"/>
    </style:style>
    <style:style style:name="T106" style:family="text">
      <style:text-properties fo:color="#000000"/>
    </style:style>
    <style:style style:name="T107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8" style:family="text">
      <style:text-properties fo:color="#c5000b" fo:font-family="'Courier New'" style:font-family-generic="modern" style:font-pitch="fixed" fo:font-weight="bold" style:font-weight-asian="bold" style:font-weight-complex="bold"/>
    </style:style>
    <style:style style:name="T109" style:family="text">
      <style:text-properties fo:color="#00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0" style:family="text">
      <style:text-properties fo:color="#c5000b" fo:font-size="22pt" style:font-size-asian="22pt" style:font-size-complex="22pt"/>
    </style:style>
    <style:style style:name="T111" style:family="text">
      <style:text-properties fo:font-size="22pt" fo:font-weight="bold" style:font-size-asian="22pt" style:font-weight-asian="bold" style:font-size-complex="22pt" style:font-weight-complex="bold"/>
    </style:style>
    <style:style style:name="T112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3" style:family="text">
      <style:text-properties fo:color="#c5000b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4" style:family="text">
      <style:text-properties fo:color="#4700b8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5" style:family="text">
      <style:text-properties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6" style:family="text">
      <style:text-properties fo:color="#4700b8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7" style:family="text">
      <style:text-properties fo:color="#c5000b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8" style:family="text">
      <style:text-properties fo:color="#c5000b" fo:font-size="24pt" fo:font-style="italic" style:font-size-asian="24pt" style:font-style-asian="italic" style:font-size-complex="24pt" style:font-style-complex="italic"/>
    </style:style>
    <style:style style:name="T119" style:family="text">
      <style:text-properties fo:color="#c5000b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20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21" style:family="text">
      <style:text-properties fo:color="#000000" fo:font-style="italic" style:font-style-asian="italic" style:font-style-complex="italic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color="#c5000b" fo:font-style="italic" style:font-style-asian="italic" style:font-style-complex="italic"/>
    </style:style>
    <style:style style:name="T124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125" style:family="text">
      <style:text-properties fo:color="#4700b8" style:text-outline="false" style:text-line-through-style="none" fo:font-family="'Courier New'" style:font-family-generic="modern" style:font-pitch="fixed" fo:font-size="16pt" fo:language="zxx" fo:country="none" fo:font-style="italic" fo:text-shadow="none" style:text-underline-style="none" fo:font-weight="bold" style:font-family-asian="方正明體" style:font-pitch-asian="variable" style:font-size-asian="16pt" style:font-style-asian="italic" style:font-weight-asian="bold" style:font-family-complex="Tahoma" style:font-pitch-complex="variable" style:font-size-complex="16pt" style:font-style-complex="italic" style:font-weight-complex="bold" style:font-relief="none"/>
    </style:style>
    <style:style style:name="T126" style:family="text">
      <style:text-properties fo:color="#4700b8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127" style:family="text">
      <style:text-properties fo:font-family="'Times New Roman'" style:font-family-generic="roman" style:font-pitch="variable"/>
    </style:style>
    <style:style style:name="T128" style:family="text">
      <style:text-properties style:text-position="sub 70%" fo:font-family="'Times New Roman'" style:font-family-generic="roman" style:font-pitch="variable"/>
    </style:style>
    <style:style style:name="T129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139cm" svg:x="1cm" svg:y="4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  <text:list>
                  <text:list-item>
                    <text:p text:id="id23">Conceptual aspect<text:line-break/></text:p>
                  </text:list-item>
                </text:list>
              </text:list-item>
            </text:list>
          </draw:text-box>
        </draw:frame>
        <draw:frame draw:style-name="gr2" draw:text-style-name="P9" draw:id="id24" draw:layer="layout" svg:width="20cm" svg:height="2.926cm" svg:x="2.9cm" svg:y="8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7.21cm" svg:x="1cm" svg:y="11.9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 </text:span><text:span text:style-name="T14">over </text:span><text:span text:style-name="T15">elements</text:span></text:p>
                  </text:list-item>
                  <text:list-item>
                    <text:p text:id="id28"><text:span text:style-name="T16">consider </text:span><text:span text:style-name="T17">interval_set&lt;double&gt;</text:span><text:span text:style-name="T16"> or </text:span><text:span text:style-name="T17">interval_set&lt;string&gt;</text:span></text:p>
                  </text:list-item>
                  <text:list-item>
                    <text:p text:id="id29"><text:span text:style-name="T18">Iteration </text:span><text:span text:style-name="T19">is always done over </text:span><text:span text:style-name="T20">intervals</text:span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0">Addability and Subtractability</text:p>
                <text:list>
                  <text:list-item>
                    <text:p text:id="id31">All of itl's (interval) containers are <text:span text:style-name="T3">Addable</text:span> and <text:span text:style-name="T3">Subtractable</text:span> </text:p>
                  </text:list-item>
                  <text:list-item>
                    <text:p text:id="id32">They implement <text:span text:style-name="T22">operators +=</text:span><text:span text:style-name="T23">, </text:span><text:span text:style-name="T22">+</text:span><text:span text:style-name="T23">, </text:span><text:span text:style-name="T22">-=</text:span> and <text:span text:style-name="T22">-</text:span></text:p>
                  </text:list-item>
                </text:list>
              </text:list-item>
            </text:list>
          </draw:text-box>
        </draw:frame>
        <draw:frame draw:style-name="standard" draw:id="id33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24">+=</text:span></text:p>
              </table:table-cell>
              <table:table-cell>
                <text:p text:style-name="P10"><text:span text:style-name="T24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5">sets</text:span></text:p>
              </table:table-cell>
              <table:table-cell>
                <text:p text:style-name="P10"><text:span text:style-name="T25">set union</text:span></text:p>
              </table:table-cell>
              <table:table-cell>
                <text:p text:style-name="P10"><text:span text:style-name="T25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5">maps</text:span></text:p>
              </table:table-cell>
              <table:table-cell>
                <text:p text:style-name="P10"><text:span text:style-name="T25">?</text:span></text:p>
              </table:table-cell>
              <table:table-cell>
                <text:p text:style-name="P10"><text:span text:style-name="T25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4">A possible implementation for maps</text:p>
                <text:list>
                  <text:list-item>
                    <text:p text:id="id35">Propagate addition/subtraction to the associated values </text:p>
                  </text:list-item>
                  <text:list-item>
                    <text:p text:id="id36">. . . or aggregate on overlap</text:p>
                  </text:list-item>
                  <text:list-item>
                    <text:p text:id="id37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8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g draw:id="id39">
          <draw:line draw:style-name="gr3" draw:text-style-name="P10" draw:layer="layout" svg:x1="1.6cm" svg:y1="6.5cm" svg:x2="1.6cm" svg:y2="14cm">
            <text:p/>
          </draw:line>
          <draw:frame draw:style-name="gr4" draw:layer="layout" svg:width="0.379cm" svg:height="0.954cm" svg:x="2.1cm" svg:y="8.9cm">
            <draw:text-box>
              <text:p>a</text:p>
            </draw:text-box>
          </draw:frame>
        </draw:g>
        <draw:g draw:id="id40">
          <draw:line draw:style-name="gr3" draw:text-style-name="P10" draw:layer="layout" svg:x1="3.701cm" svg:y1="10cm" svg:x2="3.701cm" svg:y2="17.5cm">
            <text:p/>
          </draw:line>
          <draw:frame draw:style-name="gr4" draw:layer="layout" svg:width="0.425cm" svg:height="0.954cm" svg:x="4.201cm" svg:y="12.5cm">
            <draw:text-box>
              <text:p>b</text:p>
            </draw:text-box>
          </draw:frame>
        </draw:g>
        <draw:g draw:id="id41">
          <draw:custom-shape draw:style-name="gr5" draw:text-style-name="P10" draw:layer="layout" svg:width="2cm" svg:height="1.5cm" svg:x="6.6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line draw:style-name="gr6" draw:text-style-name="P10" draw:layer="layout" svg:x1="10.6cm" svg:y1="14cm" svg:x2="10.6cm" svg:y2="17.5cm">
              <text:p/>
            </draw:line>
            <draw:line draw:style-name="gr6" draw:text-style-name="P10" draw:layer="layout" svg:x1="10.6cm" svg:y1="10cm" svg:x2="10.6cm" svg:y2="14cm">
              <text:p/>
            </draw:line>
            <draw:line draw:style-name="gr6" draw:text-style-name="P10" draw:layer="layout" svg:x1="10.6cm" svg:y1="6.5cm" svg:x2="10.6cm" svg:y2="10cm">
              <text:p/>
            </draw:line>
            <draw:frame draw:style-name="gr4" draw:layer="layout" svg:width="0.379cm" svg:height="0.954cm" svg:x="11.626cm" svg:y="7.8cm">
              <draw:text-box>
                <text:p>a</text:p>
              </draw:text-box>
            </draw:frame>
            <draw:frame draw:style-name="gr4" draw:layer="layout" svg:width="1.704cm" svg:height="0.954cm" svg:x="11.2cm" svg:y="11.34cm">
              <draw:text-box>
                <text:p>a + b</text:p>
              </draw:text-box>
            </draw:frame>
            <draw:frame draw:style-name="gr4" draw:layer="layout" svg:width="0.425cm" svg:height="0.954cm" svg:x="11.6cm" svg:y="15cm">
              <draw:text-box>
                <text:p>b</text:p>
              </draw:text-box>
            </draw:frame>
          </draw:g>
        </draw:g>
        <draw:frame presentation:style-name="pr11" draw:layer="layout" svg:width="10.4cm" svg:height="4.921cm" svg:x="13.7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42">Decompositional effect on Intervals<text:line-break/></text:p>
                  </text:list-item>
                  <text:list-item>
                    <text:p text:id="id43">Accumulative effect on associated valu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7" draw:text-style-name="P11" draw:layer="layout" svg:width="23.146cm" svg:height="10.622cm" svg:x="1.056cm" svg:y="6.06cm">
          <draw:text-box>
            <text:p text:id="id44" text:style-name="P8"><text:span text:style-name="T26">typedef</text:span><text:span text:style-name="T27"> </text:span><text:span text:style-name="T28">itl::set</text:span><text:span text:style-name="T27">&lt;string&gt; guests;</text:span></text:p>
            <text:p text:id="id45" text:style-name="P8"><text:span text:style-name="T28">interval_map</text:span><text:span text:style-name="T27">&lt;time, guests&gt; party;</text:span><text:span text:style-name="T27"><text:line-break/></text:span><text:span text:style-name="T27"> </text:span></text:p>
            <text:p text:id="id46" text:style-name="P8"><text:span text:style-name="T27">party </text:span><text:span text:style-name="T28">+=</text:span><text:span text:style-name="T27"> make_pair(</text:span></text:p>
            <text:p text:id="id47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0:00, 22:00), guests(</text:span><text:span text:style-name="T30">"Mary"</text:span><text:span text:style-name="T27">));</text:span><text:span text:style-name="T27"><text:line-break/></text:span><text:span text:style-name="T27"/></text:p>
            <text:p text:id="id48" text:style-name="P8"><text:span text:style-name="T27">party </text:span><text:span text:style-name="T28">+=</text:span><text:span text:style-name="T27"> make_pair(</text:span></text:p>
            <text:p text:id="id49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1:00, 23:00), guests(</text:span><text:span text:style-name="T30">"Harry"</text:span><text:span text:style-name="T27">)); </text:span><text:span text:style-name="T27"><text:line-break/></text:span><text:span text:style-name="T27"/></text:p>
            <text:p text:id="id50" text:style-name="P8"><text:span text:style-name="T31">// party now contains</text:span></text:p>
            <text:p text:id="id51" text:style-name="P8"><text:span text:style-name="T27">[20:00, 21:00)-&gt;{</text:span><text:span text:style-name="T30">"Mary"</text:span><text:span text:style-name="T27">} </text:span></text:p>
            <text:p text:id="id52" text:style-name="P8"><text:span text:style-name="T27">[21:00, 22:00)-&gt;{</text:span><text:span text:style-name="T30">"Harry"</text:span><text:span text:style-name="T27">,</text:span><text:span text:style-name="T30">"Mary"</text:span><text:span text:style-name="T27">} </text:span><text:span text:style-name="T31">//guest sets aggregated </text:span></text:p>
            <text:p text:id="id53" text:style-name="P8"><text:span text:style-name="T27">[22:00, 23:00)-&gt;{</text:span><text:span text:style-name="T30">"Harry"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2">Granu-larity</text:span></text:p>
              </table:table-cell>
              <table:table-cell>
                <text:p><text:span text:style-name="T32">Style</text:span></text:p>
              </table:table-cell>
              <table:table-cell>
                <text:p><text:span text:style-name="T32">Sets</text:span></text:p>
              </table:table-cell>
              <table:table-cell>
                <text:p><text:span text:style-name="T32">Maps</text:span></text:p>
              </table:table-cell>
            </table:table-row>
            <table:table-row table:style-name="ro3" table:default-cell-style-name="ce6">
              <table:table-cell>
                <text:p><text:span text:style-name="T33">interval</text:span></text:p>
              </table:table-cell>
              <table:table-cell/>
              <table:table-cell table:style-name="ce7">
                <text:p><text:span text:style-name="T34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joining</text:span></text:p>
              </table:table-cell>
              <table:table-cell table:style-name="ce7">
                <text:p><text:span text:style-name="T34">interval_set</text:span></text:p>
              </table:table-cell>
              <table:table-cell table:style-name="ce7">
                <text:p><text:span text:style-name="T34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3">separating</text:span></text:p>
              </table:table-cell>
              <table:table-cell table:style-name="ce7">
                <text:p><text:span text:style-name="T34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splitting</text:span></text:p>
              </table:table-cell>
              <table:table-cell table:style-name="ce7">
                <text:p><text:span text:style-name="T34">split_interval_set</text:span></text:p>
              </table:table-cell>
              <table:table-cell table:style-name="ce7">
                <text:p><text:span text:style-name="T34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3">element</text:span></text:p>
              </table:table-cell>
              <table:table-cell/>
              <table:table-cell table:style-name="ce7">
                <text:p><text:span text:style-name="T34">set</text:span></text:p>
              </table:table-cell>
              <table:table-cell table:style-name="ce7">
                <text:p><text:span text:style-name="T34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54">Interval Combining Styles: <text:span text:style-name="T35">Joining</text:span></text:p>
                <text:list>
                  <text:list-item>
                    <text:p text:id="id55">Intervals are joined on overlap or on touch</text:p>
                  </text:list-item>
                  <text:list-item>
                    <text:p text:id="id56">. . . <text:span text:style-name="T36">for maps</text:span>, if associated values are equal</text:p>
                  </text:list-item>
                  <text:list-item>
                    <text:p text:id="id57">Keeps interval_maps and sets in a minimal form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008cm" svg:height="8.9cm" svg:x="0.929cm" svg:y="9.676cm">
          <draw:text-box>
            <text:p text:style-name="P8"><text:span text:style-name="T37"><text:s/></text:span><text:span text:style-name="T10">interval_set</text:span></text:p>
            <text:p text:style-name="P8"><text:span text:style-name="T37"><text:s/></text:span></text:p>
            <text:p text:id="id58" text:style-name="P8"><text:span text:style-name="T37"><text:s text:c="3"/></text:span><text:span text:style-name="T37">{[1 <text:s text:c="5"/>3) <text:s text:c="9"/>}</text:span></text:p>
            <text:p text:id="id59" text:style-name="P8"><text:span text:style-name="T37"><text:s/></text:span><text:span text:style-name="T37">+ <text:s text:c="6"/>[2 <text:s text:c="5"/>4)</text:span></text:p>
            <text:p text:id="id61" text:style-name="P8"><text:span text:style-name="T37"><text:s/></text:span><text:span text:style-name="T37">+ <text:s text:c="16"/>[4 5)</text:span></text:p>
            <text:p text:style-name="P8"><text:span text:style-name="T37"/></text:p>
            <text:p text:id="id60"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id="id62" text:style-name="P8"><text:span text:style-name="T37"><text:s/></text:span><text:span text:style-name="T37">= {[1 <text:s text:c="15"/>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8" draw:text-style-name="P12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37"><text:s/></text:span></text:p>
            <text:p text:id="id63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64" text:style-name="P8"><text:span text:style-name="T37"><text:s/></text:span><text:span text:style-name="T37">+ <text:s text:c="5"/>[2 <text:s text:c="5"/>4)</text:span><text:span text:style-name="T40">-&gt;1</text:span></text:p>
            <text:p text:id="id67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65" text:style-name="P8"><text:span text:style-name="T37"><text:s/></text:span><text:span text:style-name="T37">={[1 2)[2 3)[3 4) <text:s text:c="7"/>}</text:span></text:p>
            <text:p text:id="id66" text:style-name="P8"><text:span text:style-name="T37"><text:s text:c="4"/></text:span><text:span text:style-name="T40">-&gt;1 <text:s/>-&gt;2 <text:s/>-&gt;1</text:span><text:span text:style-name="T37"> <text:s text:c="5"/></text:span></text:p>
            <text:p text:id="id68" text:style-name="P8"><text:span text:style-name="T37"><text:s/></text:span><text:span text:style-name="T37">={[1 2)[2 3)[3 <text:s text:c="5"/>5) <text:s text:c="2"/>}</text:span></text:p>
            <text:p text:id="id69" text:style-name="P8"><text:span text:style-name="T37"><text:s text:c="4"/></text:span><text:span text:style-name="T40">-&gt;1 <text:s/>-&gt;2 <text:s text:c="4"/>-&gt;1</text:span><text:span text:style-name="T37"> <text:s text:c="5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0">Interval Combining Styles: <text:span text:style-name="T35">Splitting</text:span></text:p>
                <text:list>
                  <text:list-item>
                    <text:p text:id="id71"><text:span text:style-name="T41">Intervals are split on overlap and kept separate on touch</text:span></text:p>
                  </text:list-item>
                  <text:list-item>
                    <text:p text:id="id72">All interval borders are preserved (insertion memory)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008cm" svg:height="8.9cm" svg:x="0.929cm" svg:y="9.676cm">
          <draw:text-box>
            <text:p text:style-name="P8"><text:span text:style-name="T37"><text:s/></text:span><text:span text:style-name="T10">split_interval_set</text:span></text:p>
            <text:p text:style-name="P8"><text:span text:style-name="T37"><text:s/></text:span></text:p>
            <text:p text:id="id73" text:style-name="P8"><text:span text:style-name="T37"><text:s text:c="3"/></text:span><text:span text:style-name="T37">{[1 <text:s text:c="5"/>3) <text:s text:c="9"/>}</text:span></text:p>
            <text:p text:id="id74" text:style-name="P8"><text:span text:style-name="T37"><text:s/></text:span><text:span text:style-name="T37">+ <text:s text:c="6"/>[2 <text:s text:c="5"/>4)</text:span></text:p>
            <text:p text:id="id76" text:style-name="P8"><text:span text:style-name="T37"><text:s/></text:span><text:span text:style-name="T37">+ <text:s text:c="16"/>[4 5)</text:span></text:p>
            <text:p text:style-name="P8"><text:span text:style-name="T37"/></text:p>
            <text:p text:id="id75" text:style-name="P8"><text:span text:style-name="T37"><text:s/></text:span><text:span text:style-name="T37">= {[1 2)[2 3)[3 4) <text:s text:c="4"/>}</text:span></text:p>
            <text:p text:style-name="P8"><text:span text:style-name="T37"><text:s/></text:span></text:p>
            <text:p text:id="id77" text:style-name="P8"><text:span text:style-name="T37"><text:s/></text:span><text:span text:style-name="T37">= {[1 2)[2 3)[3 4)[4 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8" draw:text-style-name="P12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37"><text:s/></text:span></text:p>
            <text:p text:id="id78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79" text:style-name="P8"><text:span text:style-name="T37"><text:s/></text:span><text:span text:style-name="T37">+ <text:s text:c="5"/>[2 <text:s text:c="5"/>4)</text:span><text:span text:style-name="T40">-&gt;1</text:span></text:p>
            <text:p text:id="id82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80" text:style-name="P8"><text:span text:style-name="T37"><text:s/></text:span><text:span text:style-name="T37">={[1 2)[2 3)[3 4) <text:s text:c="7"/>}</text:span></text:p>
            <text:p text:id="id81" text:style-name="P8"><text:span text:style-name="T37"><text:s text:c="4"/></text:span><text:span text:style-name="T40">-&gt;1 <text:s/>-&gt;2 <text:s/>-&gt;1</text:span><text:span text:style-name="T37"> <text:s text:c="5"/></text:span></text:p>
            <text:p text:id="id83" text:style-name="P8"><text:span text:style-name="T37"><text:s/></text:span><text:span text:style-name="T37">={[1 2)[2 3)[3 4)[4 5) <text:s text:c="2"/>}</text:span></text:p>
            <text:p text:id="id84" text:style-name="P8"><text:span text:style-name="T37"><text:s text:c="4"/></text:span><text:span text:style-name="T40">-&gt;1 <text:s/>-&gt;2 <text:s/>-&gt;1</text:span><text:span text:style-name="T37"> <text:s/></text:span><text:span text:style-name="T40">-&gt;1</text:span><text:span text:style-name="T37"> <text:s text:c="3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35">Separating</text:span></text:p>
                <text:list>
                  <text:list-item>
                    <text:p><text:span text:style-name="T42">Intervals are joined on overlap but kept separate on touch</text:span></text:p>
                  </text:list-item>
                  <text:list-item>
                    <text:p><text:span text:style-name="T42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008cm" svg:height="8.9cm" svg:x="7.029cm" svg:y="10.376cm">
          <draw:text-box>
            <text:p text:style-name="P8"><text:span text:style-name="T37"><text:s/></text:span><text:span text:style-name="T10">separate_interval_set</text:span></text:p>
            <text:p text:style-name="P8"><text:span text:style-name="T37"><text:s/></text:span></text:p>
            <text:p text:style-name="P8"><text:span text:style-name="T37"><text:s text:c="3"/></text:span><text:span text:style-name="T37">{[1 <text:s text:c="5"/>3) <text:s text:c="9"/>}</text:span></text:p>
            <text:p text:style-name="P8"><text:span text:style-name="T37"><text:s/></text:span><text:span text:style-name="T37">+ <text:s text:c="6"/>[2 <text:s text:c="5"/>4)</text:span></text:p>
            <text:p text:style-name="P8"><text:span text:style-name="T37"><text:s/></text:span><text:span text:style-name="T37">+ <text:s text:c="16"/>[4 5)</text:span></text:p>
            <text:p text:style-name="P8"><text:span text:style-name="T37"/></text:p>
            <text:p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style-name="P8"><text:span text:style-name="T37"><text:s/></text:span><text:span text:style-name="T37">= {[1 <text:s text:c="10"/>4)[4 5)} </text:span></text:p>
            <text:p text:style-name="P8"><text:span text:style-name="T37"/></text:p>
            <text:p text:style-name="P8"><text:span text:style-name="T3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7" draw:text-style-name="P11" draw:layer="layout" svg:width="23.768cm" svg:height="10.622cm" svg:x="1.056cm" svg:y="6.06cm">
          <draw:text-box>
            <text:p text:id="id85" text:style-name="P8"><text:span text:style-name="T27">interval&lt;</text:span><text:span text:style-name="T26">int</text:span><text:span text:style-name="T27">&gt; int_interval = interval&lt;</text:span><text:span text:style-name="T26">int</text:span><text:span text:style-name="T27">&gt;::</text:span><text:span text:style-name="T43">closed</text:span><text:span text:style-name="T27">(3,7);</text:span></text:p>
            <text:p text:style-name="P8"><text:span text:style-name="T27"/></text:p>
            <text:p text:id="id86" text:style-name="P8"><text:span text:style-name="T27">interval&lt;</text:span><text:span text:style-name="T26">double</text:span><text:span text:style-name="T27">&gt; sqrt_interval</text:span><text:span text:style-name="T27"><text:line-break/></text:span><text:span text:style-name="T27"> <text:s/>= interval&lt;</text:span><text:span text:style-name="T26">double</text:span><text:span text:style-name="T27">&gt;::</text:span><text:span text:style-name="T43">rightopen</text:span><text:span text:style-name="T27">(1/sqrt(2.0), sqrt(2.0));</text:span></text:p>
            <text:p text:style-name="P8"><text:span text:style-name="T27"/></text:p>
            <text:p text:id="id87" text:style-name="P8"><text:span text:style-name="T27">interval&lt;</text:span><text:span text:style-name="T44">std::string</text:span><text:span text:style-name="T27">&gt; city_interval</text:span><text:span text:style-name="T27"><text:line-break/></text:span><text:span text:style-name="T27"> <text:s/>= interval&lt;std::string&gt;::</text:span><text:span text:style-name="T43">leftopen</text:span><text:span text:style-name="T27">(</text:span><text:span text:style-name="T30">"Barcelona"</text:span><text:span text:style-name="T27">, </text:span><text:span text:style-name="T30">"Boston"</text:span><text:span text:style-name="T27">);</text:span></text:p>
            <text:p text:style-name="P8"><text:span text:style-name="T27"/></text:p>
            <text:p text:id="id88"><text:span text:style-name="T27">interval&lt;</text:span><text:span text:style-name="T44">boost::</text:span><text:span text:style-name="T45">ptime</text:span><text:span text:style-name="T27">&gt; time_interval</text:span><text:span text:style-name="T27"><text:line-break/></text:span><text:span text:style-name="T27"> <text:s/>= interval&lt;</text:span><text:span text:style-name="T44">boost::</text:span><text:span text:style-name="T45">ptime</text:span><text:span text:style-name="T27">&gt;::</text:span><text:span text:style-name="T43">open</text:span><text:span text:style-name="T27">(</text:span><text:span text:style-name="T27"><text:line-break/></text:span><text:span text:style-name="T27"> <text:s text:c="22"/></text:span><text:span text:style-name="T46">time_from_string(</text:span><text:span text:style-name="T47">"2008-05-20 19:30"</text:span><text:span text:style-name="T48">)</text:span><text:span text:style-name="T27">,</text:span><text:span text:style-name="T27"><text:line-break/></text:span><text:span text:style-name="T27"> <text:s text:c="22"/></text:span><text:span text:style-name="T46">time_from_string(</text:span><text:span text:style-name="T47">"2008-05-20 23:00"</text:span><text:span text:style-name="T48">)</text:span></text:p>
            <text:p text:id="id89"><text:span text:style-name="T48"><text:s text:c="4"/></text:span><text:span text:style-name="T27">);</text:span><text:span text:style-name="T27"><text:line-break/></text:span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3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5">A way to iterate over months and weeks </text:span><text:span text:style-name="T25"><text:line-break/></text:span><text:span text:style-name="T25">(</text:span><text:span text:style-name="T49">month_and_week_grid.cpp</text:span><text:span text:style-name="T25">)</text:span></text:p>
              </text:list-item>
            </text:list>
          </draw:text-box>
        </draw:frame>
        <draw:frame draw:style-name="gr9" draw:text-style-name="P14" draw:layer="layout" svg:width="24.196cm" svg:height="15.151cm" svg:x="1.056cm" svg:y="5.16cm">
          <draw:text-box>
            <text:p text:style-name="P8"><text:span text:style-name="T50"/></text:p>
            <text:p text:id="id90" text:style-name="P8"><text:span text:style-name="T50">#include</text:span><text:span text:style-name="T51"> </text:span><text:span text:style-name="T52">&lt;boost/itl/gregorian.hpp&gt; </text:span><text:span text:style-name="T53">//boost::gregorian plus adapter code</text:span><text:span text:style-name="T51"> </text:span></text:p>
            <text:p text:id="id91" text:style-name="P8"><text:span text:style-name="T50">#include</text:span><text:span text:style-name="T54"> </text:span><text:span text:style-name="T52">&lt;boost/itl/split_interval_set.hpp&gt;</text:span></text:p>
            <text:p text:style-name="P8"><text:span text:style-name="T51"/></text:p>
            <text:p text:id="id92" text:style-name="P8"><text:span text:style-name="T51">// A split_interval_set of gregorian dates as date_grid.</text:span><text:span text:style-name="T51"><text:line-break/></text:span><text:span text:style-name="T55">typedef</text:span><text:span text:style-name="T56"> split_interval_set&lt;boost::gregorian::date&gt; date_grid;</text:span></text:p>
            <text:p text:style-name="P8"><text:span text:style-name="T56"/></text:p>
            <text:p text:id="id93" text:style-name="P8"><text:span text:style-name="T51">// Compute a date_grid of months using boost::gregorian.</text:span></text:p>
            <text:p text:id="id94" text:style-name="P8"><text:span text:style-name="T54">date_grid month_grid(</text:span><text:span text:style-name="T50">const</text:span><text:span text:style-name="T54"> interval&lt;date&gt;&amp; scope)</text:span></text:p>
            <text:p text:id="id95" text:style-name="P8"><text:span text:style-name="T54">{</text:span></text:p>
            <text:p text:id="id96" text:style-name="P8"><text:span text:style-name="T54"><text:s text:c="4"/></text:span><text:span text:style-name="T57">date_grid</text:span><text:span text:style-name="T54"> month_grid;</text:span></text:p>
            <text:p text:id="id97" text:style-name="P8"><text:span text:style-name="T54"><text:s text:c="4"/></text:span><text:span text:style-name="T58">// Compute a date_grid of months using boost::gregorian.</text:span></text:p>
            <text:p text:id="id98" text:style-name="P8"><text:span text:style-name="T58"><text:s text:c="4"/></text:span><text:span text:style-name="T58">. . .</text:span></text:p>
            <text:p text:id="id99" text:style-name="P8"><text:span text:style-name="T54"><text:s text:c="4"/></text:span><text:span text:style-name="T50">return</text:span><text:span text:style-name="T54"> month_grid;</text:span></text:p>
            <text:p text:id="id100" text:style-name="P8"><text:span text:style-name="T54">}</text:span></text:p>
            <text:p text:style-name="P8"><text:span text:style-name="T54"/></text:p>
            <text:p text:id="id101" text:style-name="P8"><text:span text:style-name="T51">// Compute a date_grid of weeks using boost::gregorian.</text:span></text:p>
            <text:p text:id="id102" text:style-name="P8"><text:span text:style-name="T54">date_grid week_grid(</text:span><text:span text:style-name="T50">const</text:span><text:span text:style-name="T54"> interval&lt;date&gt;&amp; scope)</text:span></text:p>
            <text:p text:id="id103" text:style-name="P8"><text:span text:style-name="T54">{</text:span></text:p>
            <text:p text:id="id104" text:style-name="P8"><text:span text:style-name="T54"><text:s text:c="4"/></text:span><text:span text:style-name="T57">date_grid</text:span><text:span text:style-name="T54"> week_grid;</text:span></text:p>
            <text:p text:id="id105" text:style-name="P8"><text:span text:style-name="T54"><text:s text:c="4"/></text:span><text:span text:style-name="T58">// Compute a date_grid of weeks using boost::gregorian.</text:span></text:p>
            <text:p text:id="id106" text:style-name="P8"><text:span text:style-name="T58"><text:s text:c="4"/></text:span><text:span text:style-name="T58">. . .</text:span></text:p>
            <text:p text:id="id107" text:style-name="P8"><text:span text:style-name="T54"><text:s text:c="4"/></text:span><text:span text:style-name="T50">return</text:span><text:span text:style-name="T54"> week_grid;</text:span></text:p>
            <text:p text:id="id108" text:style-name="P8"><text:span text:style-name="T54">}</text:span><text:span text:style-name="T54"><text:line-break/></text:span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3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5">A way to iterate over months and weeks</text:span></text:p>
              </text:list-item>
            </text:list>
          </draw:text-box>
        </draw:frame>
        <draw:frame draw:style-name="gr9" draw:text-style-name="P14" draw:layer="layout" svg:width="24.196cm" svg:height="15.151cm" svg:x="1.056cm" svg:y="5.161cm">
          <draw:text-box>
            <text:p text:style-name="P8"><text:span text:style-name="T50">void</text:span><text:span text:style-name="T54"> month_and_time_grid()</text:span></text:p>
            <text:p text:style-name="P8"><text:span text:style-name="T54">{</text:span></text:p>
            <text:p text:id="id109" text:style-name="P8"><text:span text:style-name="T54"><text:s text:c="4"/></text:span><text:span text:style-name="T54">date someday = day_clock::local_day();</text:span><text:span text:style-name="T54"><text:line-break/></text:span><text:span text:style-name="T54"> <text:s text:c="3"/>date thenday = someday + months(2);</text:span><text:span text:style-name="T54"><text:line-break/></text:span><text:span text:style-name="T54"> <text:s text:c="3"/>interval&lt;date&gt; scope = interval&lt;date&gt;::rightopen(someday, thenday);</text:span></text:p>
            <text:p text:style-name="P8"><text:span text:style-name="T54"/></text:p>
            <text:p text:id="id110" text:style-name="P8"><text:span text:style-name="T54"><text:s text:c="4"/></text:span><text:span text:style-name="T51">// An intersection of the month and week grids ...</text:span><text:span text:style-name="T51"><text:line-break/></text:span><text:span text:style-name="T54"> <text:s text:c="3"/></text:span><text:span text:style-name="T57">date_grid </text:span><text:span text:style-name="T54">month_and_week_grid </text:span><text:span text:style-name="T54"><text:line-break/></text:span><text:span text:style-name="T54"> <text:s text:c="7"/>= month_grid(scope) &amp; week_grid(scope);</text:span><text:span text:style-name="T54"><text:line-break/></text:span><text:span text:style-name="T54"/></text:p>
            <text:p text:id="id111" text:style-name="P8"><text:span text:style-name="T54"><text:s text:c="4"/></text:span><text:span text:style-name="T51">// ... allows to iterate months and weeks. Whenever a month</text:span><text:span text:style-name="T51"><text:line-break/></text:span><text:span text:style-name="T51"> <text:s text:c="3"/>// or a week changes there is a new interval.</text:span><text:span text:style-name="T51"><text:line-break/></text:span><text:span text:style-name="T51"> <text:s text:c="3"/></text:span><text:span text:style-name="T55">for</text:span><text:span text:style-name="T57">(date_grid::iterator it = month_and_week_grid.begin(); </text:span></text:p>
            <text:p text:id="id112" text:style-name="P8"><text:span text:style-name="T59"><text:s text:c="8"/></text:span><text:span text:style-name="T59">it != month_and_week_grid.end(); it++)</text:span><text:span text:style-name="T59"><text:line-break/></text:span><text:span text:style-name="T59"> <text:s text:c="3"/>{ <text:s text:c="2"/>. . . <text:s text:c="2"/>}</text:span></text:p>
            <text:p text:style-name="P8"><text:span text:style-name="T59"/></text:p>
            <text:p text:id="id113" text:style-name="P8"><text:span text:style-name="T53"><text:s text:c="4"/></text:span><text:span text:style-name="T53">// We can also intersect the grid into an interval_map to make</text:span><text:span text:style-name="T53"><text:line-break/></text:span><text:span text:style-name="T53"> <text:s text:c="3"/>// shure that all intervals are within months and week bounds.</text:span><text:span text:style-name="T53"><text:line-break/></text:span><text:span text:style-name="T59"> <text:s text:c="3"/>interval_map&lt;</text:span><text:span text:style-name="T57">boost::gregorian::date, some_type&gt; accrual;</text:span><text:span text:style-name="T57"><text:line-break/></text:span><text:span text:style-name="T57"> <text:s text:c="3"/>compute_some_result(accrual, scope);</text:span><text:span text:style-name="T57"><text:line-break/></text:span><text:span text:style-name="T57"> <text:s text:c="3"/>accrual &amp;= month_and_week_grid;</text:span></text:p>
            <text:p text:style-name="P8"><text:span text:style-name="T57"/></text:p>
            <text:p text:style-name="P8"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0">Aggregating with interval_maps (1)</text:span></text:p>
                <text:list>
                  <text:list-item>
                    <text:p><text:span text:style-name="T25">Computing averages via implementing </text:span><text:span text:style-name="T61">operator</text:span><text:span text:style-name="T62"> +=</text:span><text:span text:style-name="T62"><text:line-break/></text:span><text:span text:style-name="T63">(partys_guest_average.cpp)</text:span>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24.196cm" svg:height="14.036cm" svg:x="1.056cm" svg:y="6.349cm">
          <draw:text-box>
            <text:p text:style-name="P8"><text:span text:style-name="T50"/></text:p>
            <text:p text:id="id114" text:style-name="P8"><text:span text:style-name="T50">class</text:span><text:span text:style-name="T54"> </text:span><text:span text:style-name="T64">counted_sum</text:span><text:span text:style-name="T64"><text:line-break/></text:span><text:span text:style-name="T54">{</text:span><text:span text:style-name="T54"><text:line-break/></text:span><text:span text:style-name="T50">public</text:span><text:span text:style-name="T54">:</text:span><text:span text:style-name="T54"><text:line-break/></text:span><text:span text:style-name="T54"><text:tab/></text:span><text:span text:style-name="T64">counted_sum()</text:span><text:span text:style-name="T54">:_sum(0),_count(0){}</text:span><text:span text:style-name="T54"><text:line-break/></text:span><text:span text:style-name="T54"><text:tab/></text:span><text:span text:style-name="T54">counted_sum(</text:span><text:span text:style-name="T50">int</text:span><text:span text:style-name="T54"> sum):_sum(sum),_count(1){}</text:span></text:p>
            <text:p text:style-name="P8"><text:span text:style-name="T54"/></text:p>
            <text:p text:id="id115" text:style-name="P8"><text:span text:style-name="T54"><text:tab/></text:span><text:span text:style-name="T50">int</text:span><text:span text:style-name="T54"> sum()</text:span><text:span text:style-name="T50">const</text:span><text:span text:style-name="T54"> <text:s/>{</text:span><text:span text:style-name="T50">return</text:span><text:span text:style-name="T54"> _sum;}</text:span><text:span text:style-name="T54"><text:line-break/></text:span><text:span text:style-name="T54"><text:tab/></text:span><text:span text:style-name="T50">int</text:span><text:span text:style-name="T54"> count()</text:span><text:span text:style-name="T50">const</text:span><text:span text:style-name="T54">{</text:span><text:span text:style-name="T50">return</text:span><text:span text:style-name="T54"> _count;}</text:span><text:span text:style-name="T54"><text:line-break/></text:span><text:span text:style-name="T54"><text:tab/></text:span><text:span text:style-name="T50">double</text:span><text:span text:style-name="T54"> average()</text:span><text:span text:style-name="T50">const</text:span><text:span text:style-name="T50"><text:line-break/></text:span><text:span text:style-name="T50"> <text:s text:c="3"/></text:span><text:span text:style-name="T54">{ </text:span><text:span text:style-name="T50">return</text:span><text:span text:style-name="T54"> _count==0 ? 0.0 : _sum/</text:span><text:span text:style-name="T50">static_cast</text:span><text:span text:style-name="T54">&lt;</text:span><text:span text:style-name="T50">double</text:span><text:span text:style-name="T54">&gt;(_count); }</text:span></text:p>
            <text:p text:style-name="P8"><text:span text:style-name="T54"/></text:p>
            <text:p text:id="id116" text:style-name="P8"><text:span text:style-name="T54"><text:tab/></text:span><text:span text:style-name="T54">counted_sum&amp; </text:span><text:span text:style-name="T64">operator +=</text:span><text:span text:style-name="T54"> (</text:span><text:span text:style-name="T50">const</text:span><text:span text:style-name="T54"> counted_sum&amp; right)</text:span><text:span text:style-name="T54"><text:line-break/></text:span><text:span text:style-name="T54"><text:tab/></text:span><text:span text:style-name="T54">{ _sum += right.sum(); _count += right.count(); </text:span><text:span text:style-name="T50">return</text:span><text:span text:style-name="T54"> *</text:span><text:span text:style-name="T50">this</text:span><text:span text:style-name="T54">; }</text:span></text:p>
            <text:p text:style-name="P8"><text:span text:style-name="T54"/></text:p>
            <text:p text:id="id117" text:style-name="P8"><text:span text:style-name="T50">private</text:span><text:span text:style-name="T54">:</text:span><text:span text:style-name="T54"><text:line-break/></text:span><text:span text:style-name="T54"><text:tab/></text:span><text:span text:style-name="T50">int</text:span><text:span text:style-name="T54"> _sum;</text:span><text:span text:style-name="T54"><text:line-break/></text:span><text:span text:style-name="T54"><text:tab/></text:span><text:span text:style-name="T50">int</text:span><text:span text:style-name="T54"> _count;</text:span><text:span text:style-name="T54"><text:line-break/></text:span><text:span text:style-name="T54">};</text:span></text:p>
            <text:p text:style-name="P8"><text:span text:style-name="T54"/></text:p>
            <text:p text:id="id118" text:style-name="P8"><text:span text:style-name="T50">bool</text:span><text:span text:style-name="T54"> </text:span><text:span text:style-name="T64">operator ==</text:span><text:span text:style-name="T54"> (</text:span><text:span text:style-name="T50">const</text:span><text:span text:style-name="T54"> counted_sum&amp; left, </text:span><text:span text:style-name="T50">const</text:span><text:span text:style-name="T54"> counted_sum&amp; right)</text:span><text:span text:style-name="T54"><text:line-break/></text:span><text:span text:style-name="T54">{ </text:span><text:span text:style-name="T50">return</text:span><text:span text:style-name="T54"> left.sum()==right.sum() &amp;&amp; left.count()==right.count(); } </text:span></text:p>
            <text:p text:style-name="P8"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0">Aggregating with interval_maps (1)</text:span></text:p>
                <text:list>
                  <text:list-item>
                    <text:p><text:span text:style-name="T25">Computing averages via implementing </text:span><text:span text:style-name="T61">operator</text:span><text:span text:style-name="T62"> +=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4.196cm" svg:height="14.437cm" svg:x="1.062cm" svg:y="5.776cm">
          <draw:text-box>
            <text:p text:id="id119" text:style-name="P8"><text:span text:style-name="T65">void</text:span><text:span text:style-name="T66"> partys_height_average()</text:span><text:span text:style-name="T66"><text:line-break/></text:span><text:span text:style-name="T66">{</text:span><text:span text:style-name="T66"><text:line-break/></text:span><text:span text:style-name="T66"> <text:s text:c="3"/>interval_map&lt;ptime, </text:span><text:span text:style-name="T67">counted_sum</text:span><text:span text:style-name="T66">&gt; height_sums;</text:span></text:p>
            <text:p text:style-name="P8"><text:span text:style-name="T66"/></text:p>
            <text:p text:id="id120" text:style-name="P8"><text:span text:style-name="T66"><text:s text:c="4"/></text:span><text:span text:style-name="T66">height_sums </text:span><text:span text:style-name="T67">+=</text:span><text:span text:style-name="T66"> (</text:span><text:span text:style-name="T66"><text:line-break/></text:span><text:span text:style-name="T66"> <text:s text:c="5"/>make_pair(</text:span><text:span text:style-name="T66"><text:line-break/></text:span><text:span text:style-name="T66"> <text:s text:c="7"/>interval&lt;ptime&gt;::rightopen(</text:span><text:span text:style-name="T66"><text:line-break/></text:span><text:span text:style-name="T66"> <text:s text:c="9"/>time_from_string(</text:span><text:span text:style-name="T68">"2008-05-20 19:30"</text:span><text:span text:style-name="T66">), </text:span><text:span text:style-name="T66"><text:line-break/></text:span><text:span text:style-name="T66"> <text:s text:c="9"/>time_from_string(</text:span><text:span text:style-name="T68">"2008-05-20 23:00"</text:span><text:span text:style-name="T66">)), </text:span><text:span text:style-name="T66"><text:line-break/></text:span><text:span text:style-name="T66"> <text:s text:c="9"/></text:span><text:span text:style-name="T67">counted_sum(165)</text:span><text:span text:style-name="T66">) </text:span><text:span text:style-name="T69">// Mary is 1,65 m tall.</text:span><text:span text:style-name="T69"><text:line-break/></text:span><text:span text:style-name="T66"> <text:s text:c="3"/>);</text:span></text:p>
            <text:p text:style-name="P8"><text:span text:style-name="T66"/></text:p>
            <text:p text:id="id121" text:style-name="P8"><text:span text:style-name="T66"><text:s text:c="4"/></text:span><text:span text:style-name="T70">// Add height of more pary guests . . .</text:span><text:span text:style-name="T66"> </text:span></text:p>
            <text:p text:style-name="P8"><text:span text:style-name="T66"/></text:p>
            <text:p text:id="id122" text:style-name="P8"><text:span text:style-name="T66"><text:s text:c="4"/></text:span><text:span text:style-name="T66">interval_map&lt;ptime, counted_sum&gt;::iterator height_sum_ =</text:span><text:span text:style-name="T66"><text:line-break/></text:span><text:span text:style-name="T66"> <text:s text:c="7"/>height_sums.begin();</text:span><text:span text:style-name="T66"><text:line-break/></text:span><text:span text:style-name="T66"> <text:s text:c="3"/></text:span><text:span text:style-name="T65">while</text:span><text:span text:style-name="T66">(height_sum_ != height_sums.end())</text:span><text:span text:style-name="T66"><text:line-break/></text:span><text:span text:style-name="T66"> <text:s text:c="3"/>{</text:span><text:span text:style-name="T66"><text:line-break/></text:span><text:span text:style-name="T66"> <text:s text:c="7"/>interval&lt;ptime&gt; when = height_sum_-&gt;first;</text:span><text:span text:style-name="T66"><text:line-break/></text:span><text:span text:style-name="T66"> <text:s text:c="7"/></text:span><text:span text:style-name="T65">double</text:span><text:span text:style-name="T66"> height_average = (*height_sum_++).second.</text:span><text:span text:style-name="T67">average()</text:span><text:span text:style-name="T66">;</text:span></text:p>
            <text:p text:style-name="P8"><text:span text:style-name="T66"/></text:p>
            <text:p text:id="id123" text:style-name="P8"><text:span text:style-name="T66"><text:s text:c="8"/></text:span><text:span text:style-name="T66">cout &lt;&lt; </text:span><text:span text:style-name="T68">"["</text:span><text:span text:style-name="T66"> &lt;&lt; when.first() &lt;&lt; </text:span><text:span text:style-name="T68">" - "</text:span><text:span text:style-name="T66"> &lt;&lt; when.upper() &lt;&lt; </text:span><text:span text:style-name="T68">")"</text:span><text:span text:style-name="T68"><text:line-break/></text:span><text:span text:style-name="T66"> <text:s text:c="12"/>&lt;&lt; </text:span><text:span text:style-name="T68">": "</text:span><text:span text:style-name="T66"> &lt;&lt; height_average &lt;&lt; </text:span><text:span text:style-name="T68">" cm"</text:span><text:span text:style-name="T66"> &lt;&lt; endl;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4cm" presentation:class="outline" presentation:user-transformed="true">
          <draw:text-box>
            <text:list text:style-name="L2">
              <text:list-item>
                <text:p><text:span text:style-name="T60">Aggregating with interval_maps (2)</text:span></text:p>
                <text:list>
                  <text:list-item>
                    <text:p><text:span text:style-name="T25">Computing maxima via instantiation of a template parameter</text:span><text:span text:style-name="T62"><text:line-break/></text:span><text:span text:style-name="T63">(partys_tallest_guests.cpp)</text:span>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23.567cm" svg:height="12.485cm" svg:x="1.062cm" svg:y="6.864cm">
          <draw:text-box>
            <text:p text:style-name="P8"><text:span text:style-name="T55"/></text:p>
            <text:p text:id="id124" text:style-name="P8"><text:span text:style-name="T55">typedef </text:span><text:span text:style-name="T57">interval_map&lt;ptime, int, partial_absorber, less, </text:span><text:span text:style-name="T71">inplace_max</text:span><text:span text:style-name="T57">&gt;</text:span><text:span text:style-name="T57"><text:line-break/></text:span><text:span text:style-name="T57"> <text:s text:c="3"/>PartyHeightHistoryT;</text:span></text:p>
            <text:p text:style-name="P8"><text:span text:style-name="T55"/></text:p>
            <text:p text:id="id125" text:style-name="P8"><text:span text:style-name="T50">void</text:span><text:span text:style-name="T54"> partys_height()</text:span><text:span text:style-name="T54"><text:line-break/></text:span><text:span text:style-name="T54">{</text:span><text:span text:style-name="T54"><text:line-break/></text:span><text:span text:style-name="T54"> <text:s text:c="3"/>PartyHeightHistoryT tallest_guest;</text:span></text:p>
            <text:p text:style-name="P8"><text:span text:style-name="T54"/></text:p>
            <text:p text:id="id126" text:style-name="P8"><text:span text:style-name="T54"><text:s text:c="4"/></text:span><text:span text:style-name="T54">tallest_guest </text:span><text:span text:style-name="T64">+=</text:span><text:span text:style-name="T54"> (</text:span><text:span text:style-name="T54"><text:line-break/></text:span><text:span text:style-name="T54"> <text:s text:c="5"/>make_pair( </text:span><text:span text:style-name="T54"><text:line-break/></text:span><text:span text:style-name="T54"> <text:s text:c="7"/>interval&lt;ptime&gt;::rightopen(</text:span><text:span text:style-name="T54"><text:line-break/></text:span><text:span text:style-name="T54"> <text:s text:c="9"/>time_from_string(</text:span><text:span text:style-name="T52">"2008-05-20 19:30"</text:span><text:span text:style-name="T54">), </text:span><text:span text:style-name="T54"><text:line-break/></text:span><text:span text:style-name="T54"> <text:s text:c="9"/>time_from_string(</text:span><text:span text:style-name="T52">"2008-05-20 23:00"</text:span><text:span text:style-name="T54">)), </text:span><text:span text:style-name="T54"><text:line-break/></text:span><text:span text:style-name="T54"> <text:s text:c="9"/>180) </text:span><text:span text:style-name="T51">// Max of Mary &amp; Harry: Harry is 1,80 m tall.</text:span><text:span text:style-name="T51"><text:line-break/></text:span><text:span text:style-name="T54"> <text:s text:c="3"/>);</text:span></text:p>
            <text:p text:style-name="P8"><text:span text:style-name="T54"/></text:p>
            <text:p text:id="id127" text:style-name="P8"><text:span text:style-name="T54"><text:s text:c="4"/></text:span><text:span text:style-name="T54">. . .</text:span><text:span text:style-name="T54"><text:line-break/></text:span><text:span text:style-name="T54"><text:line-break/></text:span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28">Interval containers allow to express a variety of date and time operations in an easy way.</text:p>
                <text:list>
                  <text:list-item>
                    <text:p text:id="id129">Example <text:span text:style-name="T72">man_power.cpp</text:span><text:span text:style-name="T73"> ...</text:span></text:p>
                  </text:list-item>
                  <text:list-item>
                    <text:p text:id="id130"><text:span text:style-name="T74">Subtract weekends and holidays from an interval_set</text:span><text:span text:style-name="T75"><text:line-break/></text:span><text:span text:style-name="T72">worktime </text:span><text:span text:style-name="T76">-=</text:span><text:span text:style-name="T72"> weekends(scope)</text:span><text:span text:style-name="T72"><text:line-break/></text:span><text:span text:style-name="T72">worktime </text:span><text:span text:style-name="T76">-=</text:span><text:span text:style-name="T72"> german_reunification_day</text:span></text:p>
                  </text:list-item>
                  <text:list-item>
                    <text:p text:id="id131"><text:span text:style-name="T74">Intersect an interval_map with an interval_set</text:span><text:span text:style-name="T75"><text:line-break/></text:span><text:span text:style-name="T77">claudias_working_hours </text:span><text:span text:style-name="T78">&amp;=</text:span><text:span text:style-name="T77"> worktime</text:span></text:p>
                  </text:list-item>
                  <text:list-item>
                    <text:p text:id="id132"><text:span text:style-name="T74">Subtract and interval_set from an interval map</text:span><text:span text:style-name="T74"><text:line-break/></text:span><text:span text:style-name="T79">claudias_working_hours </text:span><text:span text:style-name="T80">-=</text:span><text:span text:style-name="T79"> claudias_absense_times</text:span></text:p>
                  </text:list-item>
                  <text:list-item>
                    <text:p text:id="id133"><text:span text:style-name="T74">Adding interval_maps</text:span><text:span text:style-name="T74"><text:line-break/></text:span><text:span text:style-name="T81">interval_map&lt;date,</text:span><text:span text:style-name="T82">int</text:span><text:span text:style-name="T83">&gt; manpower;</text:span><text:span text:style-name="T83"><text:line-break/></text:span><text:span text:style-name="T77">manpower </text:span><text:span text:style-name="T78">+=</text:span><text:span text:style-name="T77"> claudias_working_hours;</text:span><text:span text:style-name="T77"><text:line-break/></text:span><text:span text:style-name="T77">manpower </text:span><text:span text:style-name="T78">+=</text:span><text:span text:style-name="T77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2">user_groups.cpp</text:span></text:p>
              </text:list-item>
            </text:list>
          </draw:text-box>
        </draw:frame>
        <draw:frame draw:style-name="gr11" draw:text-style-name="P15" draw:layer="layout" svg:width="24.196cm" svg:height="14.548cm" svg:x="1.062cm" svg:y="5.777cm">
          <draw:text-box>
            <text:p text:style-name="P8"><text:span text:style-name="T84"/></text:p>
            <text:p text:id="id134" text:style-name="P8"><text:span text:style-name="T55">typedef </text:span><text:span text:style-name="T57">boost::itl::set&lt;string&gt; MemberSetT;</text:span><text:span text:style-name="T57"><text:line-break/></text:span><text:span text:style-name="T55">typedef </text:span><text:span text:style-name="T57">interval_map&lt;date, MemberSetT&gt; MembershipT;</text:span></text:p>
            <text:p text:style-name="P8"><text:span text:style-name="T50"/></text:p>
            <text:p text:id="id135" text:style-name="P8"><text:span text:style-name="T50">void</text:span><text:span text:style-name="T54"> user_groups()</text:span><text:span text:style-name="T54"><text:line-break/></text:span><text:span text:style-name="T54">{</text:span><text:span text:style-name="T54"><text:line-break/></text:span><text:span text:style-name="T54"> <text:s text:c="3"/>. . .</text:span></text:p>
            <text:p text:id="id136" text:style-name="P8"><text:span text:style-name="T54"><text:line-break/></text:span><text:span text:style-name="T54"> <text:s text:c="3"/></text:span><text:span text:style-name="T57">MembershipT med_users;</text:span><text:span text:style-name="T57"><text:line-break/></text:span><text:span text:style-name="T54"> <text:s text:c="3"/></text:span><text:span text:style-name="T53">// Compute membership of medical staff</text:span><text:span text:style-name="T54"><text:line-break/></text:span><text:span text:style-name="T54"> <text:s text:c="3"/>med_users += </text:span><text:span text:style-name="T57">make_pair(</text:span><text:span text:style-name="T54">member_interval_1, </text:span><text:span text:style-name="T57">MemberSetT(</text:span><text:span text:style-name="T85">"Dr.Jekyll"</text:span><text:span text:style-name="T57">));</text:span><text:span text:style-name="T57"><text:line-break/></text:span><text:span text:style-name="T57"> <text:s text:c="3"/>med_users += . . . </text:span></text:p>
            <text:p text:id="id137" text:style-name="P8"><text:span text:style-name="T54"><text:line-break/></text:span><text:span text:style-name="T54"> <text:s text:c="3"/></text:span><text:span text:style-name="T57">MembershipT admin_users;</text:span></text:p>
            <text:p text:id="id138" text:style-name="P8"><text:span text:style-name="T54"><text:s text:c="4"/></text:span><text:span text:style-name="T53">// Compute membership of administation staff</text:span><text:span text:style-name="T54"><text:line-break/></text:span><text:span text:style-name="T54"> <text:s text:c="3"/>med_users += </text:span><text:span text:style-name="T57">make_pair(</text:span><text:span text:style-name="T54">member_interval_2, </text:span><text:span text:style-name="T57">MemberSetT(</text:span><text:span text:style-name="T85">"Mr.Hyde"</text:span><text:span text:style-name="T57">));</text:span><text:span text:style-name="T57"><text:line-break/></text:span><text:span text:style-name="T57"> <text:s text:c="3"/>. . .</text:span></text:p>
            <text:p text:style-name="P8"><text:span text:style-name="T57"/></text:p>
            <text:p text:id="id139" text:style-name="P8"><text:span text:style-name="T57"><text:s text:c="4"/></text:span><text:span text:style-name="T57">MembershipT all_users <text:s text:c="2"/>= med_users </text:span><text:span text:style-name="T86">+</text:span><text:span text:style-name="T57"> admin_users;</text:span></text:p>
            <text:p text:style-name="P8"><text:span text:style-name="T57"/></text:p>
            <text:p text:id="id140" text:style-name="P8"><text:span text:style-name="T57"><text:s text:c="4"/></text:span><text:span text:style-name="T57">MembershipT super_users = med_users </text:span><text:span text:style-name="T86">&amp;</text:span><text:span text:style-name="T57"> admin_users;</text:span><text:span text:style-name="T57"><text:line-break/></text:span><text:span text:style-name="T57"> <text:s text:c="3"/>. . .</text:span></text:p>
            <text:p text:id="id141"><text:span text:style-name="T54"><text:line-break/></text:span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3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2"><text:span text:style-name="T25">The semantics of </text:span><text:span text:style-name="T87">itl sets</text:span><text:span text:style-name="T25"> is based on a concept </text:span><text:span text:style-name="T88">itl::Set</text:span></text:p>
                <text:list>
                  <text:list-item>
                    <text:p text:id="id143"><text:span text:style-name="T89">itl::set</text:span><text:span text:style-name="T62">, </text:span><text:span text:style-name="T89">interval_set</text:span><text:span text:style-name="T62">, </text:span><text:span text:style-name="T89">split_interval_set</text:span><text:span text:style-name="T25"> and </text:span><text:span text:style-name="T89">separate_interval_set</text:span><text:span text:style-name="T25"> are models of concept </text:span><text:span text:style-name="T88">itl::Set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3.429cm" svg:height="11.283cm" svg:x="1.045cm" svg:y="8.41cm">
          <draw:text-box>
            <text:p text:style-name="P8"><text:span text:style-name="T84"/></text:p>
            <text:p text:id="id144" text:style-name="P8"><text:span text:style-name="T90">// Abstract part</text:span><text:span text:style-name="T90"><text:line-break/></text:span><text:span text:style-name="T91">empty set: <text:s text:c="7"/></text:span><text:span text:style-name="T92">Set</text:span><text:span text:style-name="T91">::</text:span><text:span text:style-name="T92">Set</text:span><text:span text:style-name="T91">()</text:span><text:span text:style-name="T91"><text:line-break/></text:span><text:span text:style-name="T91">subset relation: <text:s/>bool </text:span><text:span text:style-name="T92">Set</text:span><text:span text:style-name="T91">::</text:span><text:span text:style-name="T93">contained_in</text:span><text:span text:style-name="T91">(const </text:span><text:span text:style-name="T92">Set</text:span><text:span text:style-name="T91">&amp; s2)const</text:span><text:span text:style-name="T91"><text:line-break/></text:span><text:span text:style-name="T91">equality: <text:s text:c="8"/>bool </text:span><text:span text:style-name="T93">is_element_equal</text:span><text:span text:style-name="T91">(const </text:span><text:span text:style-name="T92">Set</text:span><text:span text:style-name="T91">&amp; s1, const </text:span><text:span text:style-name="T92">Set</text:span><text:span text:style-name="T91">&amp; s2)</text:span><text:span text:style-name="T91"><text:line-break/></text:span><text:span text:style-name="T91">set union: <text:s text:c="7"/></text:span><text:span text:style-name="T92">Set</text:span><text:span text:style-name="T91">&amp; operator </text:span><text:span text:style-name="T93">+=</text:span><text:span text:style-name="T91"> (</text:span><text:span text:style-name="T92">Set</text:span><text:span text:style-name="T91">&amp; s1, const </text:span><text:span text:style-name="T92">Set</text:span><text:span text:style-name="T91">&amp; s2)</text:span><text:span text:style-name="T91"><text:line-break/></text:span><text:span text:style-name="T91"> <text:s text:c="17"/></text:span><text:span text:style-name="T92">Set</text:span><text:span text:style-name="T91"> <text:s/>operator </text:span><text:span text:style-name="T93">+</text:span><text:span text:style-name="T91"> <text:s/>(const </text:span><text:span text:style-name="T92">Set</text:span><text:span text:style-name="T91">&amp; s1, const </text:span><text:span text:style-name="T92">Set</text:span><text:span text:style-name="T91">&amp; s2)</text:span><text:span text:style-name="T91"><text:line-break/></text:span><text:span text:style-name="T91">set difference: <text:s text:c="2"/></text:span><text:span text:style-name="T92">Set</text:span><text:span text:style-name="T91">&amp; operator </text:span><text:span text:style-name="T93">-=</text:span><text:span text:style-name="T91"> (</text:span><text:span text:style-name="T92">Set</text:span><text:span text:style-name="T91">&amp; s1, const </text:span><text:span text:style-name="T92">Set</text:span><text:span text:style-name="T91">&amp; s2)</text:span><text:span text:style-name="T91"><text:line-break/></text:span><text:span text:style-name="T91"> <text:s text:c="17"/></text:span><text:span text:style-name="T92">Set</text:span><text:span text:style-name="T91"> <text:s/>operator </text:span><text:span text:style-name="T93">-</text:span><text:span text:style-name="T91"> <text:s/>(const </text:span><text:span text:style-name="T92">Set</text:span><text:span text:style-name="T91">&amp; s1, const </text:span><text:span text:style-name="T92">Set</text:span><text:span text:style-name="T91">&amp; s2)</text:span><text:span text:style-name="T91"><text:line-break/></text:span><text:span text:style-name="T91">set intersection: </text:span><text:span text:style-name="T92">Set</text:span><text:span text:style-name="T91">&amp; operator </text:span><text:span text:style-name="T93">&amp;=</text:span><text:span text:style-name="T91"> (</text:span><text:span text:style-name="T92">Set</text:span><text:span text:style-name="T91">&amp; s1, const </text:span><text:span text:style-name="T92">Set</text:span><text:span text:style-name="T91">&amp; s2)</text:span><text:span text:style-name="T91"><text:line-break/></text:span><text:span text:style-name="T91"> <text:s text:c="17"/></text:span><text:span text:style-name="T92">Set</text:span><text:span text:style-name="T91"> <text:s/>operator </text:span><text:span text:style-name="T93">&amp;</text:span><text:span text:style-name="T91"> <text:s/>(const </text:span><text:span text:style-name="T92">Set</text:span><text:span text:style-name="T91">&amp; s1, const </text:span><text:span text:style-name="T92">Set</text:span><text:span text:style-name="T91">&amp; s2) <text:s/></text:span></text:p>
            <text:p text:style-name="P8"><text:span text:style-name="T91"/></text:p>
            <text:p text:id="id145" text:style-name="P8"><text:span text:style-name="T90">// Part related to sequential ordering</text:span><text:span text:style-name="T90"><text:line-break/></text:span><text:span text:style-name="T91">sorting order: <text:s text:c="3"/>bool operator </text:span><text:span text:style-name="T93">&lt;</text:span><text:span text:style-name="T91"> <text:s/>(const </text:span><text:span text:style-name="T92">Set</text:span><text:span text:style-name="T91">&amp; s1, const </text:span><text:span text:style-name="T92">Set</text:span><text:span text:style-name="T91">&amp; s2)</text:span><text:span text:style-name="T91"><text:line-break/></text:span><text:span text:style-name="T91">lexicographical equality:</text:span><text:span text:style-name="T91"><text:line-break/></text:span><text:span text:style-name="T91"> <text:s text:c="17"/>bool operator </text:span><text:span text:style-name="T93">==</text:span><text:span text:style-name="T91"> (const </text:span><text:span text:style-name="T92">Set</text:span><text:span text:style-name="T91">&amp; s1, const </text:span><text:span text:style-name="T92">Set</text:span><text:span text:style-name="T91">&amp; s2)</text:span></text:p>
            <text:p text:id="id146" text:style-name="P8"><text:span text:style-name="T91"><text:s/></text:span></text:p>
            <text:p text:style-name="P8"><text:span text:style-name="T9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3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47"><text:span text:style-name="T25">The semantics of </text:span><text:span text:style-name="T87">itl maps</text:span><text:span text:style-name="T25"> is based on a concept </text:span><text:span text:style-name="T88">itl::Map</text:span></text:p>
                <text:list>
                  <text:list-item>
                    <text:p text:id="id148"><text:span text:style-name="T89">itl::map</text:span><text:span text:style-name="T62">, </text:span><text:span text:style-name="T89">interval_map</text:span><text:span text:style-name="T94"> and </text:span><text:span text:style-name="T89">split_interval_map</text:span><text:span text:style-name="T25"> are models of concept </text:span><text:span text:style-name="T25"><text:line-break/></text:span><text:span text:style-name="T88">itl::Map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3.468cm" svg:height="11.283cm" svg:x="1.045cm" svg:y="8.411cm">
          <draw:text-box>
            <text:p text:style-name="P8"><text:span text:style-name="T84"/></text:p>
            <text:p text:id="id149" text:style-name="P8"><text:span text:style-name="T90">// Abstract part</text:span><text:span text:style-name="T90"><text:line-break/></text:span><text:span text:style-name="T91">empty map: <text:s text:c="7"/></text:span><text:span text:style-name="T92">Map</text:span><text:span text:style-name="T91">::</text:span><text:span text:style-name="T92">Map</text:span><text:span text:style-name="T91">()</text:span><text:span text:style-name="T91"><text:line-break/></text:span><text:span text:style-name="T91">submap relation: <text:s/>bool </text:span><text:span text:style-name="T92">Map</text:span><text:span text:style-name="T91">::</text:span><text:span text:style-name="T93">contained_in</text:span><text:span text:style-name="T91">(const </text:span><text:span text:style-name="T92">Map</text:span><text:span text:style-name="T91">&amp; m2)const</text:span><text:span text:style-name="T91"><text:line-break/></text:span><text:span text:style-name="T91">equality: <text:s text:c="8"/>bool </text:span><text:span text:style-name="T93">is_element_equal</text:span><text:span text:style-name="T91">(const </text:span><text:span text:style-name="T92">Map</text:span><text:span text:style-name="T91">&amp; m1, const </text:span><text:span text:style-name="T92">Map</text:span><text:span text:style-name="T91">&amp; m2)</text:span><text:span text:style-name="T91"><text:line-break/></text:span><text:span text:style-name="T91">map union: <text:s text:c="7"/></text:span><text:span text:style-name="T92">Map</text:span><text:span text:style-name="T91">&amp; operator </text:span><text:span text:style-name="T93">+=</text:span><text:span text:style-name="T91"> (</text:span><text:span text:style-name="T92">Map</text:span><text:span text:style-name="T91">&amp; m1, const </text:span><text:span text:style-name="T92">Map</text:span><text:span text:style-name="T91">&amp; m2)</text:span><text:span text:style-name="T91"><text:line-break/></text:span><text:span text:style-name="T91"> <text:s text:c="17"/></text:span><text:span text:style-name="T92">Map</text:span><text:span text:style-name="T91"> <text:s/>operator </text:span><text:span text:style-name="T93">+</text:span><text:span text:style-name="T91"> <text:s/>(const </text:span><text:span text:style-name="T92">Map</text:span><text:span text:style-name="T91">&amp; m1, const </text:span><text:span text:style-name="T92">Map</text:span><text:span text:style-name="T91">&amp; m2)</text:span><text:span text:style-name="T91"><text:line-break/></text:span><text:span text:style-name="T91">map difference: <text:s text:c="2"/></text:span><text:span text:style-name="T92">Map</text:span><text:span text:style-name="T91">&amp; operator </text:span><text:span text:style-name="T93">-=</text:span><text:span text:style-name="T91"> (</text:span><text:span text:style-name="T92">Map</text:span><text:span text:style-name="T91">&amp; m1, const </text:span><text:span text:style-name="T92">Map</text:span><text:span text:style-name="T91">&amp; m2)</text:span><text:span text:style-name="T91"><text:line-break/></text:span><text:span text:style-name="T91"> <text:s text:c="17"/></text:span><text:span text:style-name="T92">Map</text:span><text:span text:style-name="T91"> <text:s/>operator </text:span><text:span text:style-name="T93">-</text:span><text:span text:style-name="T91"> <text:s/>(const </text:span><text:span text:style-name="T92">Map</text:span><text:span text:style-name="T91">&amp; m1, const </text:span><text:span text:style-name="T92">Map</text:span><text:span text:style-name="T91">&amp; m2)</text:span><text:span text:style-name="T91"><text:line-break/></text:span><text:span text:style-name="T91">map intersection: </text:span><text:span text:style-name="T92">Map</text:span><text:span text:style-name="T91">&amp; operator </text:span><text:span text:style-name="T93">&amp;=</text:span><text:span text:style-name="T91"> (</text:span><text:span text:style-name="T92">Map</text:span><text:span text:style-name="T91">&amp; m1, const </text:span><text:span text:style-name="T92">Map</text:span><text:span text:style-name="T91">&amp; m2)</text:span><text:span text:style-name="T91"><text:line-break/></text:span><text:span text:style-name="T91"> <text:s text:c="17"/></text:span><text:span text:style-name="T92">Map</text:span><text:span text:style-name="T91"> <text:s/>operator </text:span><text:span text:style-name="T93">&amp;</text:span><text:span text:style-name="T91"> <text:s/>(const </text:span><text:span text:style-name="T92">Map</text:span><text:span text:style-name="T91">&amp; m1, const </text:span><text:span text:style-name="T92">Map</text:span><text:span text:style-name="T91">&amp; m2) <text:s/></text:span></text:p>
            <text:p text:style-name="P8"><text:span text:style-name="T91"/></text:p>
            <text:p text:id="id150" text:style-name="P8"><text:span text:style-name="T90">// Part related to sequential ordering</text:span><text:span text:style-name="T90"><text:line-break/></text:span><text:span text:style-name="T91">sorting order: <text:s text:c="3"/>bool operator </text:span><text:span text:style-name="T93">&lt;</text:span><text:span text:style-name="T91"> <text:s/>(const </text:span><text:span text:style-name="T92">Map</text:span><text:span text:style-name="T91">&amp; m1, const </text:span><text:span text:style-name="T92">Map</text:span><text:span text:style-name="T91">&amp; m2)</text:span><text:span text:style-name="T91"><text:line-break/></text:span><text:span text:style-name="T91">lexicographical equality:</text:span><text:span text:style-name="T91"><text:line-break/></text:span><text:span text:style-name="T91"> <text:s text:c="17"/>bool operator </text:span><text:span text:style-name="T93">==</text:span><text:span text:style-name="T91"> (const </text:span><text:span text:style-name="T92">Map</text:span><text:span text:style-name="T91">&amp; m1, const </text:span><text:span text:style-name="T92">Map</text:span><text:span text:style-name="T91">&amp; m2)</text:span></text:p>
            <text:p text:style-name="P8"><text:span text:style-name="T91"><text:s/></text:span></text:p>
            <text:p text:style-name="P8"><text:span text:style-name="T9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1">Defining semantics of itl concepts via sets of laws</text:p>
                <text:list>
                  <text:list-item>
                    <text:p text:id="id152">aka c++0x axioms</text:p>
                  </text:list-item>
                </text:list>
              </text:list-item>
              <text:list-item>
                <text:p text:id="id153">Checking law sets via automatic testing:</text:p>
                <text:list>
                  <text:list-item>
                    <text:p text:id="id154">A <text:span text:style-name="T95">La</text:span>w <text:span text:style-name="T95">Ba</text:span>sed <text:span text:style-name="T95">Te</text:span>st <text:span text:style-name="T95">A</text:span>utomaton <text:span text:style-name="T95">LaBatea</text:span></text:p>
                  </text:list-item>
                </text:list>
              </text:list-item>
            </text:list>
          </draw:text-box>
        </draw:frame>
        <draw:rect draw:style-name="gr14" draw:text-style-name="P16" draw:id="id156" draw:layer="layout" svg:width="8.872cm" svg:height="2.373cm" svg:x="4.177cm" svg:y="9.362cm">
          <text:p text:style-name="P10"><text:span text:style-name="T96">Generate</text:span></text:p>
          <text:p text:style-name="P10"><text:span text:style-name="T96">law instance</text:span></text:p>
        </draw:rect>
        <draw:rect draw:style-name="gr14" draw:text-style-name="P16" draw:id="id157" draw:layer="layout" svg:width="8.872cm" svg:height="1.845cm" svg:x="4.177cm" svg:y="13.564cm">
          <text:p text:style-name="P10"><text:span text:style-name="T96">apply law to instance</text:span></text:p>
        </draw:rect>
        <draw:rect draw:style-name="gr14" draw:text-style-name="P16" draw:id="id160" draw:layer="layout" svg:width="8.872cm" svg:height="1.824cm" svg:x="4.177cm" svg:y="17.264cm">
          <text:p text:style-name="P10"><text:span text:style-name="T96">collect violations</text:span></text:p>
        </draw:rect>
        <draw:custom-shape draw:style-name="gr5" draw:text-style-name="P10" draw:id="id158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id="id161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id="id159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18" draw:id="id155" draw:layer="layout" svg:width="11.184cm" svg:height="2.275cm" svg:x="13.768cm" svg:y="9.439cm">
          <draw:text-box>
            <text:p text:style-name="P17"><text:span text:style-name="T97">Commutativity&lt;T a, U b, +&gt;:</text:span></text:p>
            <text:p text:style-name="P17"><text:span text:style-name="T97"><text:s text:c="14"/></text:span><text:span text:style-name="T97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2">Lexicographical Ordering and Equality<text:line-break/></text:p>
                <text:list>
                  <text:list-item>
                    <text:p text:id="id163">For all itl containers <text:span text:style-name="T98">operator &lt;</text:span> implements a <text:span text:style-name="T99">strict weak ordering</text:span>. <text:line-break/></text:p>
                  </text:list-item>
                  <text:list-item>
                    <text:p text:id="id164">The <text:span text:style-name="T99">induced equivalence</text:span> of this ordering is <text:span text:style-name="T13">lexicographical equality</text:span> which is implemented as <text:span text:style-name="T98">operator ==</text:span><text:line-break/></text:p>
                  </text:list-item>
                  <text:list-item>
                    <text:p text:id="id165">This is in line with the semantics of <text:span text:style-name="T100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17" draw:layer="layout" svg:width="23cm" svg:height="16.001cm" svg:x="1cm" svg:y="4cm" presentation:class="outline">
          <draw:text-box>
            <text:list text:style-name="L2">
              <text:list-item>
                <text:p text:id="id166"><text:span text:style-name="T97">Subset Ordering and Element Equality</text:span><text:span text:style-name="T97"><text:line-break/></text:span><text:span text:style-name="T97"/></text:p>
                <text:list>
                  <text:list-item>
                    <text:p text:id="id167"><text:span text:style-name="T97">For all itl containers function </text:span><text:span text:style-name="T101">contained_in</text:span><text:span text:style-name="T97"> implements a </text:span><text:span text:style-name="T102">partial ordering</text:span><text:span text:style-name="T97">.</text:span><text:span text:style-name="T97"><text:line-break/></text:span><text:span text:style-name="T97"/></text:p>
                  </text:list-item>
                  <text:list-item>
                    <text:p text:id="id168"><text:span text:style-name="T97">The </text:span><text:span text:style-name="T102">induced equivalence</text:span><text:span text:style-name="T97"> of this ordering is </text:span><text:span text:style-name="T103">equality of elements</text:span><text:span text:style-name="T97"> which is implemented as function </text:span><text:span text:style-name="T101">is_element_equal</text:span><text:span text:style-name="T97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9">itl::Sets</text:p>
              </text:list-item>
              <text:list-item>
                <text:p text:id="id170"><text:span text:style-name="T104">All</text:span> itl sets implement a <text:span text:style-name="T99">Set Algebra</text:span>, which is to say satisfy a “<text:span text:style-name="T3">classical”</text:span> set of laws . . .</text:p>
                <text:list>
                  <text:list-item>
                    <text:p text:id="id171">. . . using <text:span text:style-name="T98">is_element_equal</text:span> as equality</text:p>
                  </text:list-item>
                  <text:list-item>
                    <text:p text:id="id172">Associativity, Neutrality, Commutativity (for <text:span text:style-name="T105">+ </text:span><text:span text:style-name="T106">and</text:span> <text:span text:style-name="T105">&amp;</text:span>)</text:p>
                  </text:list-item>
                  <text:list-item>
                    <text:p text:id="id173">Distributivity, DeMorgan, Symmetric Difference<text:line-break/></text:p>
                  </text:list-item>
                </text:list>
              </text:list-item>
              <text:list-item>
                <text:p text:id="id174"><text:span text:style-name="T104">Most of</text:span> the itl sets satisfy the classical set of laws even if . . .</text:p>
                <text:list>
                  <text:list-item>
                    <text:p text:id="id175">. . . <text:s/>lexicographical equality: <text:span text:style-name="T98">operator ==</text:span> is used</text:p>
                  </text:list-item>
                  <text:list-item>
                    <text:p text:id="id176">The differences reflect proper inequalities in sequence that occur for <text:span text:style-name="T107">separate_interval_set</text:span> and <text:span text:style-name="T107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25" draw:layer="layout" svg:width="24.5cm" svg:height="1.5cm" svg:x="0.5cm" svg:y="1cm" presentation:class="title" presentation:user-transformed="true">
          <draw:text-box>
            <text:p><text:span text:style-name="T2">Semantics</text:span></text:p>
          </draw:text-box>
        </draw:frame>
        <draw:frame presentation:style-name="pr26" draw:layer="layout" svg:width="23cm" svg:height="10.162cm" svg:x="1cm" svg:y="3.399cm" presentation:class="outline" presentation:user-transformed="true">
          <draw:text-box>
            <text:list text:style-name="L2">
              <text:list-item>
                <text:p text:id="id177">Map Traits:</text:p>
                <text:list>
                  <text:list-item>
                    <text:p text:id="id178">Definedness</text:p>
                    <text:list>
                      <text:list-item>
                        <text:p text:id="id179">partial</text:p>
                      </text:list-item>
                      <text:list-item>
                        <text:p text:id="id180">total</text:p>
                      </text:list-item>
                    </text:list>
                  </text:list-item>
                  <text:list-item>
                    <text:p text:id="id181"><text:span text:style-name="T3">“</text:span><text:span text:style-name="T3">Neutron”</text:span> semantics: Given a value pair <text:span text:style-name="T72">(k,</text:span><text:span text:style-name="T108">0</text:span><text:span text:style-name="T72">)</text:span>, the associated neutron value <text:span text:style-name="T15">codes</text:span></text:p>
                    <text:list>
                      <text:list-item>
                        <text:p text:id="id182"><text:span text:style-name="T109">non existence</text:span><text:span text:style-name="T25">. </text:span><text:span text:style-name="T62">(k,</text:span><text:span text:style-name="T88">0</text:span><text:span text:style-name="T62">)</text:span><text:span text:style-name="T25"> will be deleted:</text:span><text:span text:style-name="T110"> neutron absorber</text:span></text:p>
                      </text:list-item>
                      <text:list-item>
                        <text:p text:id="id183"><text:span text:style-name="T109">0-quantification</text:span><text:span text:style-name="T25">. </text:span><text:span text:style-name="T62">(k,</text:span><text:span text:style-name="T88">0</text:span><text:span text:style-name="T62">)</text:span><text:span text:style-name="T25"> will </text:span><text:span text:style-name="T111">not</text:span><text:span text:style-name="T25"> be deleted:</text:span><text:span text:style-name="T25"><text:line-break/></text:span><text:span text:style-name="T110">neutron enricher</text:span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9" draw:layer="layout" svg:width="23.468cm" svg:height="5.654cm" svg:x="1.178cm" svg:y="13.851cm">
          <draw:text-box>
            <text:p text:style-name="P8"><text:span text:style-name="T112"/></text:p>
            <text:p text:id="id184" text:style-name="P8"><text:span text:style-name="T112"><text:s text:c="13"/></text:span><text:span text:style-name="T113">neutron absorber</text:span><text:span text:style-name="T112"> <text:s text:c="2"/></text:span><text:span text:style-name="T113">neutron enricher</text:span></text:p>
            <text:p text:style-name="P8"><text:span text:style-name="T112"/></text:p>
            <text:p text:id="id185" text:style-name="P8"><text:span text:style-name="T112"><text:s text:c="2"/></text:span><text:span text:style-name="T114">partial</text:span><text:span text:style-name="T112"> <text:s text:c="3"/>partial_absorber <text:s text:c="2"/>partial_enricher</text:span></text:p>
            <text:p text:style-name="P8"><text:span text:style-name="T112"/></text:p>
            <text:p text:id="id186" text:style-name="P8"><text:span text:style-name="T112"><text:s text:c="2"/></text:span><text:span text:style-name="T114">total</text:span><text:span text:style-name="T112"> <text:s text:c="5"/>total_absorber <text:s text:c="4"/>total_enrich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87">Maps of Sets . . .<text:line-break/></text:p>
                <text:list>
                  <text:list-item>
                    <text:p text:id="id188">Condition: <text:span text:style-name="T72">Trait == </text:span><text:span text:style-name="T108">partial_absorber</text:span>.<text:line-break/><text:span text:style-name="T115">interval_map&lt;int, </text:span><text:span text:style-name="T116">itl::set&lt;int&gt;</text:span><text:span text:style-name="T115">, </text:span><text:span text:style-name="T117">partial_absorber</text:span><text:span text:style-name="T115">&gt;</text:span></text:p>
                  </text:list-item>
                  <text:list-item>
                    <text:p text:id="id189"><text:span text:style-name="T15">partial</text:span>: only value pairs exist that have been added</text:p>
                  </text:list-item>
                  <text:list-item>
                    <text:p text:id="id190"><text:span text:style-name="T118">neutron absorber</text:span><text:span text:style-name="T60">: If a value pair </text:span><text:span text:style-name="T77">(k,</text:span><text:span text:style-name="T119">{}</text:span><text:span text:style-name="T77">)</text:span><text:span text:style-name="T60">carries a neutral element, it is deleted</text:span><text:span text:style-name="T120">.</text:span><text:span text:style-name="T121"><text:line-break/></text:span><text:span text:style-name="T121"/></text:p>
                  </text:list-item>
                  <text:list-item>
                    <text:p text:id="id191">. . . then an itl Map of Sets is model of <text:span text:style-name="T108">itl::Set</text:span></text:p>
                  </text:list-item>
                  <text:list-item>
                    <text:p text:id="id192">. . . it satisfies the same set of laws that <text:span text:style-name="T122">itl sets</text:span> do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7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193">Concepts induction / concept transition</text:p>
                <text:list>
                  <text:list-item>
                    <text:p text:id="id194">The semantics of itl Maps appears to be <text:span text:style-name="T123">determined</text:span> by the <text:span text:style-name="T123">codomain type</text:span> of the map</text:p>
                  </text:list-item>
                  <text:list-item>
                    <text:p text:id="id195">Itl Maps are <text:span text:style-name="T123">mapping</text:span> the semantics of the <text:span text:style-name="T123">codomain type </text:span><text:span text:style-name="T121">on</text:span><text:span text:style-name="T123"> themselves</text:span>.</text:p>
                  </text:list-item>
                </text:list>
              </text:list-item>
            </text:list>
          </draw:text-box>
        </draw:frame>
        <draw:frame draw:style-name="gr18" draw:text-style-name="P20" draw:layer="layout" svg:width="24.207cm" svg:height="8.842cm" svg:x="1.045cm" svg:y="9.894cm">
          <draw:text-box>
            <text:p text:id="id196" text:style-name="P8"><text:span text:style-name="T124"><text:line-break/></text:span><text:span text:style-name="T124"> <text:s text:c="19"/></text:span><text:span text:style-name="T125">is model of <text:s/>if Trait <text:s text:c="2"/>example</text:span></text:p>
            <text:p text:style-name="P8"><text:span text:style-name="T124"/></text:p>
            <text:p text:id="id197" text:style-name="P8"><text:span text:style-name="T124">Map&lt;D,</text:span><text:span text:style-name="T86">Monoid</text:span><text:span text:style-name="T124">&gt; <text:s text:c="6"/></text:span><text:span text:style-name="T86">Monoid</text:span><text:span text:style-name="T124"> <text:s text:c="17"/>interval_map&lt;int,</text:span><text:span text:style-name="T86">string</text:span><text:span text:style-name="T124">&gt;</text:span></text:p>
            <text:p text:id="id198" text:style-name="P8"><text:span text:style-name="T124"><text:line-break/></text:span><text:span text:style-name="T124">Map&lt;D,</text:span><text:span text:style-name="T86">CommutMonoid</text:span><text:span text:style-name="T124">&gt; </text:span><text:span text:style-name="T86">CommutMonoid</text:span><text:span text:style-name="T124"> <text:s text:c="11"/>interval_map&lt;int,</text:span><text:span text:style-name="T86">unsigned</text:span><text:span text:style-name="T124">&gt;</text:span></text:p>
            <text:p text:style-name="P8"><text:span text:style-name="T124"/></text:p>
            <text:p text:id="id199" text:style-name="P8"><text:span text:style-name="T124">Map&lt;D,</text:span><text:span text:style-name="T86">AbelianGroup&gt;</text:span><text:span text:style-name="T124"> </text:span><text:span text:style-name="T86">AbelianGroup</text:span><text:span text:style-name="T124"> </text:span><text:span text:style-name="T126"><text:s text:c="8"/></text:span><text:span text:style-name="T124"><text:s text:c="3"/>interval_map&lt;int,</text:span><text:span text:style-name="T86">int</text:span><text:span text:style-name="T124">&gt;</text:span></text:p>
            <text:p text:style-name="P8"><text:span text:style-name="T124"><text:s/></text:span></text:p>
            <text:p text:id="id200" text:style-name="P8"><text:span text:style-name="T124">Map&lt;D,</text:span><text:span text:style-name="T86">Set</text:span><text:span text:style-name="T124">&gt; <text:s text:c="9"/></text:span><text:span text:style-name="T86">Set</text:span><text:span text:style-name="T124"> <text:s text:c="9"/></text:span><text:span text:style-name="T126">is_partial</text:span><text:span text:style-name="T124"> interval_map&lt;int,</text:span><text:span text:style-name="T86">set&lt;int&gt;</text:span><text:span text:style-name="T124">&gt;</text:span><text:span text:style-name="T124"><text:line-break/></text:span><text:span text:style-name="T124"> <text:s text:c="32"/></text:span><text:span text:style-name="T126">_aborber</text:span></text:p>
            <text:p text:style-name="P8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01">Itl containers are implemented simply based on<text:line-break/><text:span text:style-name="T104">std::set</text:span> and <text:span text:style-name="T104">std::map</text:span><text:span text:style-name="T104"><text:line-break/></text:span><text:span text:style-name="T104"/></text:p>
                <text:list>
                  <text:list-item>
                    <text:p text:id="id202"><text:span text:style-name="T106">Basic operations like </text:span><text:span text:style-name="T121">adding</text:span><text:span text:style-name="T106"> and </text:span><text:span text:style-name="T121">subtracting</text:span><text:span text:style-name="T106"> intervals have a </text:span><text:span text:style-name="T123">best case complexity of O(lg n)</text:span><text:span text:style-name="T106">, if the added or subtracted intervals are </text:span><text:span text:style-name="T123">relatively small</text:span><text:span text:style-name="T106">.</text:span><text:span text:style-name="T106"><text:line-break/></text:span><text:span text:style-name="T106"/></text:p>
                  </text:list-item>
                  <text:list-item>
                    <text:p text:id="id203"><text:span text:style-name="T106">Worst case complexity of </text:span><text:span text:style-name="T121">adding</text:span><text:span text:style-name="T106"> or </text:span><text:span text:style-name="T121">subtracting </text:span><text:span text:style-name="T106">intervals </text:span><text:span text:style-name="T123">for interval_set</text:span><text:span text:style-name="T106"> is </text:span><text:span text:style-name="T123">O(n)</text:span><text:span text:style-name="T106">.</text:span><text:span text:style-name="T106"><text:line-break/></text:span><text:span text:style-name="T106"/></text:p>
                  </text:list-item>
                  <text:list-item>
                    <text:p text:id="id204"><text:span text:style-name="T106">For all other interval containers </text:span><text:span text:style-name="T121">adding</text:span><text:span text:style-name="T106"> or </text:span><text:span text:style-name="T121">subtracting </text:span><text:span text:style-name="T106">intervals has a </text:span><text:span text:style-name="T123">worst case performance of O(n lg(n))</text:span><text:span text:style-name="T106">.</text:span><text:span text:style-name="T106"><text:line-break/></text:span><text:span text:style-name="T106"/></text:p>
                  </text:list-item>
                  <text:list-item>
                    <text:p text:id="id205"><text:span text:style-name="T106">There is a </text:span><text:span text:style-name="T104">potential</text:span><text:span text:style-name="T106"> for optimization . . .</text:span><text:span text:style-name="T106"><text:line-break/></text:span><text:span text:style-name="T10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8" draw:layer="layout" svg:width="23cm" svg:height="15.455cm" svg:x="1cm" svg:y="4cm" presentation:class="outline" presentation:user-transformed="true">
          <draw:text-box>
            <text:list text:style-name="L2">
              <text:list-item>
                <text:p text:id="id206">A <text:span text:style-name="T104">segment_tree</text:span> implementaion: A balanced tree,<text:line-break/>where . . .</text:p>
                <text:list>
                  <text:list-item>
                    <text:p text:id="id207">an interval represents a perfectly balanced subtree</text:p>
                  </text:list-item>
                  <text:list-item>
                    <text:p text:id="id208">large intervals are rotated towards the root<text:line-break/></text:p>
                  </text:list-item>
                </text:list>
              </text:list-item>
              <text:list-item>
                <text:p text:id="id209">First results</text:p>
                <text:list>
                  <text:list-item>
                    <text:p text:id="id210">much better worst case performance O(n) instead of O(n lg(n))</text:p>
                  </text:list-item>
                  <text:list-item>
                    <text:p text:id="id211">but slower for best case due to heavier bookkeeping and recursive algorithm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12">Completing and optimizing the segment_tree implementation of interval containers</text:p>
              </text:list-item>
              <text:list-item>
                <text:p text:id="id213">Implementing interval_maps of sets more efficiently<text:line-break/></text:p>
              </text:list-item>
              <text:list-item>
                <text:p text:id="id214">Revision of features of the extended itl (itl_plus.zip)</text:p>
                <text:list>
                  <text:list-item>
                    <text:p text:id="id215"><text:span text:style-name="T104">Decomposition of histories</text:span>: <text:span text:style-name="T127">k</text:span> histories <text:span text:style-name="T127">h</text:span><text:span text:style-name="T128">k</text:span> with attribute types <text:span text:style-name="T127">A</text:span><text:span text:style-name="T129">1</text:span><text:span text:style-name="T127">, ..., A</text:span><text:span text:style-name="T129">k</text:span> are <text:span text:style-name="T104">“</text:span><text:span text:style-name="T123">decomposed</text:span><text:span text:style-name="T104">”</text:span> to a product history of tuples of attribute sets:<text:line-break/><text:span text:style-name="T127">(h</text:span><text:span text:style-name="T129">1</text:span><text:span text:style-name="T127">&lt;T,A</text:span><text:span text:style-name="T129">1</text:span><text:span text:style-name="T127">&gt;,..., h&lt;T,A</text:span><text:span text:style-name="T129">k</text:span><text:span text:style-name="T127">&gt;) → h&lt;T, (set&lt;A</text:span><text:span text:style-name="T129">1</text:span><text:span text:style-name="T127">&gt;,…, set&lt;A</text:span><text:span text:style-name="T129">k</text:span><text:span text:style-name="T127">&gt;)&gt;</text:span><text:line-break/></text:p>
                  </text:list-item>
                  <text:list-item>
                    <text:p text:id="id216"><text:span text:style-name="T104">Cubes</text:span> (generalized crosstables): Applying <text:span text:style-name="T123">aggregate on collision</text:span> to <text:span text:style-name="T104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5cm" svg:x="1cm" svg:y="4cm" presentation:class="outline" presentation:user-transformed="true">
          <draw:text-box>
            <text:list text:style-name="L2">
              <text:list-item>
                <text:p>Itl project on <text:span text:style-name="T104">sourceforge</text:span> (version 2.0.1)<text:line-break/><text:a xlink:href="http://sourceforge.net/projects/itl">http://sourceforge.net/projects/itl</text:a></text:p>
              </text:list-item>
              <text:list-item>
                <text:p>Latest version on <text:span text:style-name="T104">boost vault/Containers</text:span> (3.0.0)<text:line-break/><text:a xlink:href="http://www.boostpro.com/vault/">http://www.boostpro.com/vault/</text:a> → containers</text:p>
                <text:list>
                  <text:list-item>
                    <text:p>itl.zip : Core itl in preparation for boost</text:p>
                  </text:list-item>
                  <text:list-item>
                    <text:p>itl_plus.zip : Extended itl including product histories, cubes and automatic validation (LaBatea).</text:p>
                  </text:list-item>
                </text:list>
              </text:list-item>
              <text:list-item>
                <text:p><text:span text:style-name="T104">Online documentation</text:span> at<text:line-break/><text:a xlink:href="http://www.herold-faulhaber.de/">http://www.herold-faulhaber.de/</text:a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0.0)<text:span text:style-name="T25"><text:line-break/></text:span><text:span text:style-name="T41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office:forms form:automatic-focus="false" form:apply-design-mode="false"/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4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6" draw:layer="backgroundobjects" svg:width="1.5cm" svg:height="1.5cm" svg:x="26.1cm" svg:y="19cm">
        <text:p text:style-name="MP15"><text:span text:style-name="MT7"><text:page-number>&lt;Nummer&gt;</text:page-number></text:span></text:p>
      </draw:circle>
      <draw:frame draw:style-name="Mgr8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8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119</meta:editing-cycles>
    <meta:editing-duration>PT60H05M03S</meta:editing-duration>
    <meta:initial-creator>Joachim Faulhaber</meta:initial-creator>
    <dc:date>2009-05-07T08:25:16.19</dc:date>
    <dc:creator>Joachim Faulhaber</dc:creator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